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83d8c" officeooo:paragraph-rsid="00183d8c"/>
    </style:style>
    <style:style style:name="P2" style:family="paragraph" style:parent-style-name="Standard">
      <style:text-properties officeooo:rsid="0007b585" officeooo:paragraph-rsid="0007b585"/>
    </style:style>
    <style:style style:name="P3" style:family="paragraph" style:parent-style-name="Standard">
      <style:text-properties officeooo:rsid="000b45af" officeooo:paragraph-rsid="000b45af"/>
    </style:style>
    <style:style style:name="P4" style:family="paragraph" style:parent-style-name="Standard">
      <style:text-properties officeooo:rsid="000d0e98" officeooo:paragraph-rsid="000d0e98"/>
    </style:style>
    <style:style style:name="P5" style:family="paragraph" style:parent-style-name="Standard">
      <style:text-properties officeooo:rsid="0010612b" officeooo:paragraph-rsid="0010612b"/>
    </style:style>
    <style:style style:name="P6" style:family="paragraph" style:parent-style-name="Standard">
      <style:text-properties officeooo:rsid="001482d3" officeooo:paragraph-rsid="001482d3"/>
    </style:style>
    <style:style style:name="P7" style:family="paragraph" style:parent-style-name="Text_20_body">
      <style:text-properties officeooo:rsid="0007b585" officeooo:paragraph-rsid="0007b585"/>
    </style:style>
    <style:style style:name="P8" style:family="paragraph" style:parent-style-name="Text_20_body">
      <style:text-properties officeooo:rsid="000d0e98" officeooo:paragraph-rsid="000ee0b9"/>
    </style:style>
    <style:style style:name="P9" style:family="paragraph" style:parent-style-name="Text_20_body">
      <style:text-properties officeooo:rsid="0010612b" officeooo:paragraph-rsid="0010612b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0612b" officeooo:paragraph-rsid="0010612b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0612b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82d3" officeooo:paragraph-rsid="001482d3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82d3" officeooo:paragraph-rsid="0016f5cd"/>
    </style:style>
    <style:style style:name="P14" style:family="paragraph" style:parent-style-name="Text_20_body">
      <style:text-properties officeooo:paragraph-rsid="0018b6d3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839df" officeooo:paragraph-rsid="001839df"/>
    </style:style>
    <style:style style:name="P1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82d3" officeooo:paragraph-rsid="0018b6d3"/>
    </style:style>
    <style:style style:name="P1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1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27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0ee0b9"/>
    </style:style>
    <style:style style:name="T5" style:family="text">
      <style:text-properties officeooo:rsid="0010612b"/>
    </style:style>
    <style:style style:name="T6" style:family="text">
      <style:text-properties officeooo:rsid="00178620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9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0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ontrol text:anchor-type="paragraph" draw:z-index="19" draw:style-name="gr2" draw:text-style-name="P19" svg:width="4.075cm" svg:height="0.662cm" svg:x="1.025cm" svg:y="-1.08cm" draw:control="control20"/>Rapport - TP02 <text:span text:style-name="T2">La mise en pages</text:span></text:p>
      <text:h text:style-name="Heading_20_1" text:outline-level="1">Exercice 1 - Structure de la maquette</text:h>
      <text:p text:style-name="P7">Pour quelles fonctions sont utilisées les balises sémantiques,</text:p>
      <text:p text:style-name="P2"><draw:control text:anchor-type="as-char" draw:z-index="0" draw:style-name="gr1" draw:text-style-name="P18" svg:width="16.908cm" svg:height="4.657cm" draw:control="control1"/></text:p>
      <text:p text:style-name="P2">Quelles critiques pourriez vous apporter à ce modéle responsive?<draw:control text:anchor-type="as-char" draw:z-index="1" draw:style-name="gr1" draw:text-style-name="P18" svg:width="16.643cm" svg:height="2.885cm" draw:control="control2"/></text:p>
      <text:h text:style-name="Heading_20_1" text:outline-level="1">Exercice 2 - Comment mettre les éléments en ligne ?</text:h>
      <text:p text:style-name="P3">Expliquez à quoi correspond display:flex;</text:p>
      <text:p text:style-name="P3"><draw:control text:anchor-type="as-char" draw:z-index="2" draw:style-name="gr1" draw:text-style-name="P18" svg:width="16.696cm" svg:height="1.615cm" draw:control="control3"/></text:p>
      <text:p text:style-name="P4">Expliquez le rôle de la class item,</text:p>
      <text:p text:style-name="P4"><draw:control text:anchor-type="as-char" draw:z-index="3" draw:style-name="gr1" draw:text-style-name="P18" svg:width="16.696cm" svg:height="1.747cm" draw:control="control4"/></text:p>
      <text:p text:style-name="P4">Dans la propriété class du html, combien peut on détailler de classes ? Pourquoi ?</text:p>
      <text:p text:style-name="P4"><draw:control text:anchor-type="as-char" draw:z-index="4" draw:style-name="gr1" draw:text-style-name="P18" svg:width="16.59cm" svg:height="2.694cm" draw:control="control5"/></text:p>
      <text:h text:style-name="Heading_20_1" text:outline-level="1">Exercice 3 - Comment afficher les éléments en colonne ?</text:h>
      <text:p text:style-name="P8"><text:span text:style-name="T3">Quelles sont les quatres </text:span><text:span text:style-name="T4">valeurs</text:span><text:span text:style-name="T3"> de flex-direction et à quoi correspondent-elles ?</text:span></text:p>
      <text:p text:style-name="P4"><text:soft-page-break/><draw:control text:anchor-type="as-char" draw:z-index="5" draw:style-name="gr1" draw:text-style-name="P18" svg:width="16.908cm" svg:height="3.738cm" draw:control="control6"/></text:p>
      <text:h text:style-name="Heading_20_1" text:outline-level="1">Exercice 4 - Comment modifier l’ordre des éléments ?</text:h>
      <text:p text:style-name="P9">Ecrivez le code css contenant order.</text:p>
      <text:p text:style-name="P5"><draw:control text:anchor-type="as-char" draw:z-index="6" draw:style-name="gr1" draw:text-style-name="P18" svg:width="16.775cm" svg:height="4.181cm" draw:control="control7"/></text:p>
      <text:h text:style-name="Heading_20_1" text:outline-level="1">Exercice 5 - Comment wrapper les éléments d’une ligne ?</text:h>
      <text:p text:style-name="P10">Que signifie wrapper ?</text:p>
      <text:p text:style-name="P5"><draw:control text:anchor-type="as-char" draw:z-index="7" draw:style-name="gr1" draw:text-style-name="P18" svg:width="16.722cm" svg:height="1.297cm" draw:control="control8"/></text:p>
      <text:p text:style-name="P10">A quoi correspond la propriété flex-wrap ?</text:p>
      <text:p text:style-name="P5"><draw:control text:anchor-type="as-char" draw:z-index="8" draw:style-name="gr1" draw:text-style-name="P18" svg:width="16.617cm" svg:height="1.377cm" draw:control="control9"/></text:p>
      <text:p text:style-name="P10">Quelles sont les valeurs quelles peuvent prendre et à quoi correspondent-elles ?</text:p>
      <text:p text:style-name="P5"><draw:control text:anchor-type="as-char" draw:z-index="9" draw:style-name="gr1" draw:text-style-name="P18" svg:width="16.696cm" svg:height="2.117cm" draw:control="control10"/></text:p>
      <text:h text:style-name="Heading_20_1" text:outline-level="1">Exercice 6 - Comment répartir l’espace entre les éléments ?</text:h>
      <text:p text:style-name="P11"><text:span text:style-name="T5">A quoi correspond la propriété flex:integer ? </text:span>Comment sont evaluées les proportions ?</text:p>
      <text:p text:style-name="P5"><draw:control text:anchor-type="as-char" draw:z-index="10" draw:style-name="gr1" draw:text-style-name="P18" svg:width="16.537cm" svg:height="2.461cm" draw:control="control11"/></text:p>
      <text:h text:style-name="Heading_20_1" text:outline-level="1">Exercice applicatif 1 - Template flexbox</text:h>
      <text:p text:style-name="P6">A quoi correspond un template ?</text:p>
      <text:p text:style-name="P6"><text:soft-page-break/><draw:control text:anchor-type="as-char" draw:z-index="11" draw:style-name="gr1" draw:text-style-name="P18" svg:width="16.333cm" svg:height="2.618cm" draw:control="control12"/></text:p>
      <text:p text:style-name="P12">Quelles modifications constatez vous par rapport à la version précédente ? </text:p>
      <text:p text:style-name="P17"><draw:control text:anchor-type="as-char" draw:z-index="13" draw:style-name="gr1" draw:text-style-name="P18" svg:width="16.22cm" svg:height="1.8cm" draw:control="control14"/></text:p>
      <text:p text:style-name="P14">Pourquoi ajouter display:flex dans la class content ? </text:p>
      <text:p text:style-name="P12"><draw:control text:anchor-type="as-char" draw:z-index="14" draw:style-name="gr1" draw:text-style-name="P18" svg:width="16.696cm" svg:height="1.546cm" draw:control="control15"/></text:p>
      <text:p text:style-name="P16">A quoi sert la propriété flex-grow ?</text:p>
      <text:p text:style-name="P16"><draw:control text:anchor-type="as-char" draw:z-index="18" draw:style-name="gr1" draw:text-style-name="P18" svg:width="16.643cm" svg:height="1.146cm" draw:control="control19"/></text:p>
      <text:p text:style-name="P15">A quoi sert la propriété justify-content, quelles sont ses valeurs possibles ? </text:p>
      <text:p text:style-name="P15"><draw:control text:anchor-type="as-char" draw:z-index="16" draw:style-name="gr1" draw:text-style-name="P18" svg:width="16.643cm" svg:height="1.278cm" draw:control="control17"/></text:p>
      <text:p text:style-name="P15">A quoi sert la propriété align-items, quelles sont ses valeurs possibles ? <draw:control text:anchor-type="as-char" draw:z-index="15" draw:style-name="gr1" draw:text-style-name="P18" svg:width="16.537cm" svg:height="1.338cm" draw:control="control16"/></text:p>
      <text:p text:style-name="P15">Pourquoi le mot Body subi<text:span text:style-name="T6">t</text:span> des modifications alors que Menu n'en subi pas ? </text:p>
      <text:p text:style-name="P15"><draw:control text:anchor-type="as-char" draw:z-index="17" draw:style-name="gr1" draw:text-style-name="P18" svg:width="16.484cm" svg:height="1.733cm" draw:control="control18"/></text:p>
      <text:p text:style-name="Text_20_body">Donnez votre code css commenté ? </text:p>
      <text:p text:style-name="P13"><draw:control text:anchor-type="as-char" draw:z-index="12" draw:style-name="gr1" draw:text-style-name="P18" svg:width="16.802cm" svg:height="8.584cm" draw:control="control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d8c" officeooo:paragraph-rsid="00183d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: 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6S</meta:editing-duration>
    <meta:editing-cycles>16</meta:editing-cycles>
    <meta:generator>LibreOffice/5.2.0.4$Windows_x86 LibreOffice_project/066b007f5ebcc236395c7d282ba488bca6720265</meta:generator>
    <dc:date>2016-09-03T08:38:54.142000000</dc:date>
    <meta:document-statistic meta:table-count="0" meta:image-count="0" meta:object-count="0" meta:page-count="3" meta:paragraph-count="45" meta:word-count="245" meta:character-count="1478" meta:non-whitespace-character-count="1253"/>
    <meta:user-defined meta:name="Info 1"/>
    <meta:user-defined meta:name="Info 2"/>
    <meta:user-defined meta:name="Info 3"/>
    <meta:user-defined meta:name="Info 4"/>
  </office:meta>
</office:document-meta>
</file>